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officeooo:rsid="000d0423" officeooo:paragraph-rsid="000d0423"/>
    </style:style>
    <style:style style:name="P2" style:family="paragraph" style:parent-style-name="Text_20_body">
      <style:paragraph-properties fo:text-align="center" style:justify-single-word="false"/>
      <style:text-properties fo:font-size="12pt" officeooo:rsid="000d0423" officeooo:paragraph-rsid="000d0423"/>
    </style:style>
    <style:style style:name="P3" style:family="paragraph" style:parent-style-name="Text_20_body">
      <style:text-properties fo:font-size="12pt" officeooo:paragraph-rsid="000d0423"/>
    </style:style>
    <style:style style:name="P4" style:family="paragraph" style:parent-style-name="Standard">
      <style:text-properties officeooo:rsid="000ec7bd" officeooo:paragraph-rsid="000ec7bd"/>
    </style:style>
    <style:style style:name="P5" style:family="paragraph" style:parent-style-name="Text_20_body">
      <style:text-properties fo:font-size="12pt"/>
    </style:style>
    <style:style style:name="P6" style:family="paragraph" style:parent-style-name="Text_20_body">
      <style:text-properties officeooo:paragraph-rsid="00115f24"/>
    </style:style>
    <style:style style:name="P7" style:family="paragraph" style:parent-style-name="Text_20_body">
      <style:text-properties officeooo:rsid="00115f24" officeooo:paragraph-rsid="00115f24"/>
    </style:style>
    <style:style style:name="T1" style:family="text">
      <style:text-properties fo:font-size="12pt"/>
    </style:style>
    <style:style style:name="T2" style:family="text">
      <style:text-properties fo:font-size="12pt" officeooo:rsid="000d0423"/>
    </style:style>
    <style:style style:name="T3" style:family="text">
      <style:text-properties fo:font-size="12pt" officeooo:rsid="000ec7bd"/>
    </style:style>
    <style:style style:name="T4" style:family="text">
      <style:text-properties fo:font-size="12pt" officeooo:rsid="000ef278"/>
    </style:style>
    <style:style style:name="T5" style:family="text">
      <style:text-properties fo:font-size="12pt" officeooo:rsid="000ff58d"/>
    </style:style>
    <style:style style:name="T6" style:family="text">
      <style:text-properties fo:font-size="12pt" officeooo:rsid="00115f24"/>
    </style:style>
    <style:style style:name="T7" style:family="text">
      <style:text-properties officeooo:rsid="000d0423"/>
    </style:style>
    <style:style style:name="T8" style:family="text">
      <style:text-properties style:text-position="super 58%" fo:font-size="12pt" officeooo:rsid="000ec7bd"/>
    </style:style>
    <style:style style:name="T9" style:family="text">
      <style:text-properties officeooo:rsid="000ff58d"/>
    </style:style>
    <style:style style:name="T10" style:family="text">
      <style:text-properties officeooo:rsid="00115f2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2018</text:p>
      <text:p text:style-name="P1"/>
      <text:p text:style-name="P2">Cover Letter</text:p>
      <text:p text:style-name="P1"/>
      <text:p text:style-name="P3"><text:span text:style-name="T7">I </text:span>am keenly interested and well qualified for th<text:span text:style-name="T9">e </text:span>position of <text:span text:style-name="T7">Sr. Linux System Administrator at Linfield College.</text:span></text:p>
      <text:p text:style-name="P6"><text:span text:style-name="T2">I would be so very proud to have an opportunity to work </text:span><text:span text:style-name="T6">at</text:span><text:span text:style-name="T2"> such a </text:span><text:span text:style-name="T5">well </text:span><text:span text:style-name="T2">established </text:span><text:span text:style-name="T5">160 year old learning institution that is so well thought of in the academic community. <text:s/></text:span><text:span text:style-name="T6">I will bring my extensive Linux experience along with a lifetime of technical experience and engineering “to the table”. </text:span></text:p>
      <text:p text:style-name="P6"><text:span text:style-name="T10">I have spent the last several years building computer systems for educational and business institutions on our tiny outpost in the Pacific Islands. My experiences have made me aware of the need to protect critical system data and always prepare for catastrophic failure and have a plan to restore machines effectively. <text:s/></text:span></text:p>
      <text:p text:style-name="P7">With weather, intermittent utilities and inadequate facilities and almost no budget it is a wonder how we were able to build and operate a modern <text:s text:c="2"/></text:p>
      <text:p text:style-name="P6"/>
      <text:p text:style-name="P6"/>
      <text:p text:style-name="P6"><text:span text:style-name="T10">put it back together <text:s/>again.</text:span></text:p>
      <text:p text:style-name="P6"/>
      <text:p text:style-name="P6"/>
      <text:p text:style-name="P6"><text:span text:style-name="T10">have honed my skills extensive</text:span>am a <text:span text:style-name="T2">tireless </text:span><text:span text:style-name="T3">creat</text:span><text:span text:style-name="T5">o</text:span><text:span text:style-name="T3">r</text:span><text:span text:style-name="T2"> with a desire to contribute my expertise and energy to further the </text:span><text:span text:style-name="T5">efforts of the Administration to </text:span><text:span text:style-name="T2">company along. <text:s/></text:span><text:span text:style-name="T3">If a creative and focused individual is who you seek, be sure to call me in so that we may talk. <text:s/>I am in the process of relocating to the Portland area from Saipan. <text:s/>I will be in Portland from Jun 8</text:span><text:span text:style-name="T8">th</text:span><text:span text:style-name="T3"> till 20</text:span><text:span text:style-name="T8">th</text:span><text:span text:style-name="T3"> and I would love to visit your office to get a sense of the job and to show myself off. <text:s/>I am a Linux Certified Engineer and a long time Linux administrator. <text:s/></text:span><text:span text:style-name="T4">I make things happen. </text:span><text:span text:style-name="T3">I have the skill and the desire to integrate myself into your company culture and help you reach your goals.</text:span></text:p>
      <text:p text:style-name="P5"/>
      <text:p text:style-name="Text_20_body"><text:span text:style-name="T1">I </text:span><text:span text:style-name="T3">looking forward </text:span><text:span text:style-name="T1">to hear</text:span><text:span text:style-name="T3">ing</text:span><text:span text:style-name="T1"> from you soon.</text:span> </text:p>
      <text:p text:style-name="P5"/>
      <text:p text:style-name="Text_20_body"><text:span text:style-name="T1">Thank You</text:span> </text:p>
      <text:p text:style-name="P4">Jonathon (JC) Cl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08:00:32.100175542</meta:creation-date>
    <dc:date>2018-10-17T21:32:58.067366885</dc:date>
    <meta:editing-duration>PT24M45S</meta:editing-duration>
    <meta:editing-cycles>3</meta:editing-cycles>
    <meta:generator>LibreOffice/5.4.1.2$Linux_X86_64 LibreOffice_project/ea7cb86e6eeb2bf3a5af73a8f7777ac570321527</meta:generator>
    <meta:document-statistic meta:table-count="0" meta:image-count="0" meta:object-count="0" meta:page-count="1" meta:paragraph-count="11" meta:word-count="293" meta:character-count="1664" meta:non-whitespace-character-count="1367"/>
  </office:meta>
</office:document-meta>
</file>